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0.6374in"/>
    </style:style>
    <style:style style:name="co4" style:family="table-column">
      <style:table-column-properties fo:break-before="auto" style:column-width="0.7992in"/>
    </style:style>
    <style:style style:name="co6" style:family="table-column">
      <style:table-column-properties fo:break-before="auto" style:column-width="3.8453in"/>
    </style:style>
    <style:style style:name="co7" style:family="table-column">
      <style:table-column-properties fo:break-before="auto" style:column-width="3.554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text-position="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table:number-columns-spanned="8" table:number-rows-spanned="1">
            <text:p>Description → To test the validity of frequency calculation as well as the order of the data for all possible case that can happen from individual variant files</text:p>
          </table:table-cell>
          <table:covered-table-cell table:number-columns-repeated="7" table:style-name="ce1"/>
        </table:table-row>
        <table:table-row table:style-name="ro1">
          <table:table-cell table:style-name="ce1" office:value-type="string" table:number-columns-spanned="8" table:number-rows-spanned="1">
            <text:p>There are 2 groups of data here</text:p>
          </table:table-cell>
          <table:covered-table-cell table:number-columns-repeated="7" table:style-name="ce1" office:value-type="string">
            <text:p>There are 2 groups of data here</text:p>
          </table:covered-table-cell>
        </table:table-row>
        <table:table-row table:style-name="ro1">
          <table:table-cell table:style-name="ce1" office:value-type="string" table:number-columns-spanned="8" table:number-rows-spanned="1">
            <text:p>1. Real data from 200danes database</text:p>
          </table:table-cell>
          <table:covered-table-cell table:number-columns-repeated="7" table:style-name="ce3"/>
        </table:table-row>
        <table:table-row table:style-name="ro1">
          <table:table-cell table:style-name="ce1" office:value-type="string" table:number-columns-spanned="8" table:number-rows-spanned="1">
            <text:p>2. Synthetic data which is modified from some varaints in 200danes database</text:p>
          </table:table-cell>
          <table:covered-table-cell table:number-columns-repeated="7" table:style-name="ce3"/>
        </table:table-row>
        <table:table-row table:style-name="ro1">
          <table:table-cell office:value-type="string">
            <text:p>case</text:p>
          </table:table-cell>
          <table:table-cell office:value-type="string">
            <text:p>CHROM</text:p>
          </table:table-cell>
          <table:table-cell office:value-type="string">
            <text:p>POS</text:p>
          </table:table-cell>
          <table:table-cell office:value-type="string">
            <text:p>description</text:p>
          </table:table-cell>
          <table:table-cell office:value-type="string">
            <text:p>Comment</text:p>
          </table:table-cell>
          <table:table-cell table:number-columns-repeated="3"/>
        </table:table-row>
        <table:table-row table:style-name="ro1">
          <table:table-cell table:style-name="ce2" office:value-type="float" office:value="1" table:number-columns-spanned="1" table:number-rows-spanned="2">
            <text:p>1</text:p>
          </table:table-cell>
          <table:table-cell office:value-type="float" office:value="1">
            <text:p>1</text:p>
          </table:table-cell>
          <table:table-cell office:value-type="string">
            <text:p>any</text:p>
          </table:table-cell>
          <table:table-cell table:style-name="ce5" office:value-type="string" table:number-columns-spanned="1" table:number-rows-spanned="2">
            <text:p><text:s/>To test if it can work fine with real data</text:p>
          </table:table-cell>
          <table:table-cell table:style-name="ce6" office:value-type="string" table:number-columns-spanned="1" table:number-rows-spanned="2">
            <text:p>5 varaint from each CHROM, 2 CHROM from each individual, 5 individuals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string">
            <text:p>any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4482502">
            <text:p>124482502</text:p>
          </table:table-cell>
          <table:table-cell office:value-type="string">
            <text:p>To test long length REF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3137165">
            <text:p>3137165</text:p>
          </table:table-cell>
          <table:table-cell office:value-type="string">
            <text:p>To test long length ALT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4890526">
            <text:p>154890526</text:p>
          </table:table-cell>
          <table:table-cell office:value-type="string">
            <text:p>To test long length heterozygote bialleles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0949842">
            <text:p>100949842</text:p>
          </table:table-cell>
          <table:table-cell office:value-type="string">
            <text:p>To test heterozygote bialleles, one of GT is REF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042023">
            <text:p>1042023</text:p>
          </table:table-cell>
          <table:table-cell office:value-type="string">
            <text:p>To test trialleles in one individual file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12253207">
            <text:p>112253207</text:p>
          </table:table-cell>
          <table:table-cell office:value-type="string">
            <text:p>To test trialleles in multicolumn file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536537">
            <text:p>5536537</text:p>
          </table:table-cell>
          <table:table-cell office:value-type="string">
            <text:p>To test homozygote alleles, REF both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013431">
            <text:p>5013431</text:p>
          </table:table-cell>
          <table:table-cell office:value-type="string">
            <text:p>To test GT out of range</text:p>
          </table:table-cell>
          <table:table-cell office:value-type="string">
            <text:p>&lt;REMOVE&gt; since the excpetion is raised in vcf-merge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142029">
            <text:p>5142029</text:p>
          </table:table-cell>
          <table:table-cell office:value-type="string">
            <text:p>To test invalid order in GT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11512">
            <text:p>811512</text:p>
          </table:table-cell>
          <table:table-cell office:value-type="string">
            <text:p>To test bvd-add if the minimum key(number) is in database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111111">
            <text:p>11111111</text:p>
          </table:table-cell>
          <table:table-cell office:value-type="string">
            <text:p>To test bvd-add if the minimum key(string) is in database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5972610">
            <text:p>45972610</text:p>
          </table:table-cell>
          <table:table-cell office:value-type="string">
            <text:p>To test bvd-add if the maximum key(number) is in database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string">
            <text:p>X</text:p>
          </table:table-cell>
          <table:table-cell office:value-type="float" office:value="20086">
            <text:p>20086</text:p>
          </table:table-cell>
          <table:table-cell office:value-type="string">
            <text:p>To test bvd-add if the maximum key(string) is in database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11510">
            <text:p>811510</text:p>
          </table:table-cell>
          <table:table-cell office:value-type="string">
            <text:p>To test bvd-add if the minimum key(number) is in vcf file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111110">
            <text:p>11111110</text:p>
          </table:table-cell>
          <table:table-cell office:value-type="string">
            <text:p>To test bvd-add if the minimum key(string) is in vcf file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5972611">
            <text:p>45972611</text:p>
          </table:table-cell>
          <table:table-cell office:value-type="string">
            <text:p>To test bvd-add if the maximum key(number) is in vcf file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string">
            <text:p>X</text:p>
          </table:table-cell>
          <table:table-cell office:value-type="float" office:value="200861">
            <text:p>200861</text:p>
          </table:table-cell>
          <table:table-cell office:value-type="string">
            <text:p>To test bvd-add if the maximum key(string) is in vcf file</text:p>
          </table:table-cell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01/31/2012</text:date>, <text:time>23:1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ang </meta:initial-creator>
    <meta:creation-date>2012-01-24T09:52:32</meta:creation-date>
    <meta:generator>LibreOffice/3.4$Linux LibreOffice_project/340m1$Build-302</meta:generator>
    <dc:date>2012-01-31T21:25:04</dc:date>
    <dc:creator>jessada </dc:creator>
    <meta:editing-duration>PT3H50M45S</meta:editing-duration>
    <meta:editing-cycles>9</meta:editing-cycles>
    <meta:document-statistic meta:table-count="3" meta:cell-count="92" meta:object-count="0"/>
  </office:meta>
</office:document-meta>
</file>